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bg" fo:country="BG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ed Lists – Chain of Nodes</text:p>
      <text:p text:style-name="P2">A "node" contains value and pointer to next node<text:tab/></text:p>
      <text:p text:style-name="P2">Add and Remove – constant complexity – O(1)</text:p>
      <text:p text:style-name="P2"/>
      <text:p text:style-name="P1">Stacks –<text:span text:style-name="T2"> LIFO (last in – first out)</text:span></text:p>
      <text:p text:style-name="P1"><text:span text:style-name="T2"><text:tab/>Static implementation </text:span><text:span text:style-name="T3">– array-based, has fixed capacity.</text:span></text:p>
      <text:p text:style-name="P1"><text:span text:style-name="T3"><text:tab/>The current index (top) moves left/right with each pop/push</text:span></text:p>
      <text:p text:style-name="P1"><text:span text:style-name="T3"><text:tab/>Usually doubles its size (grows) when the capacity is filled</text:span></text:p>
      <text:p text:style-name="P1"><text:span text:style-name="T3"><text:tab/></text:span><text:span text:style-name="T2">Linked Stack – Dynamic (linked / pointer-based) implementation</text:span></text:p>
      <text:p text:style-name="P1"><text:span text:style-name="T2"><text:tab/></text:span><text:span text:style-name="T3">Each node has 2 fields: value and prev</text:span></text:p>
      <text:p text:style-name="P1"><text:span text:style-name="T3"><text:tab/>Special pointer keeps the top element;</text:span></text:p>
      <text:p text:style-name="P1"><text:span text:style-name="T3"><text:s/></text:span></text:p>
      <text:p text:style-name="P1"><text:span text:style-name="T3"><text:tab/>.Net implementation is static.</text:span></text:p>
      <text:p text:style-name="P1"><text:span text:style-name="T3"><text:tab/>-Count?, Push(), Pop(), Peek(), Clear(), Contains(T), ToArray() , TrimExcess()</text:span></text:p>
      <text:p text:style-name="P1"><text:span text:style-name="T3"/></text:p>
      <text:p text:style-name="P1"><text:span text:style-name="T2">Queues – FIFO (first in – first out)</text:span></text:p>
      <text:p text:style-name="P1"><text:span text:style-name="T2"><text:tab/></text:span><text:span text:style-name="T3">Elements inserted at the tail (enqueue)</text:span></text:p>
      <text:p text:style-name="P1"><text:span text:style-name="T3"><text:tab/>Elements are removed from the head (dequeue)</text:span></text:p>
      <text:p text:style-name="P1"><text:span text:style-name="T3"><text:tab/></text:span><text:span text:style-name="T2">Dynamic (pointer-based)</text:span></text:p>
      <text:p text:style-name="P1"><text:span text:style-name="T2"><text:tab/>Static (circular) Queue </text:span><text:span text:style-name="T1">(циклична опашка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14M21S</meta:editing-duration>
    <meta:editing-cycles>16</meta:editing-cycles>
    <meta:generator>OpenOffice/4.1.5$Win32 OpenOffice.org_project/415m1$Build-9789</meta:generator>
    <dc:date>2018-08-19T08:28:51.64</dc:date>
    <meta:document-statistic meta:table-count="0" meta:image-count="0" meta:object-count="0" meta:page-count="1" meta:paragraph-count="18" meta:word-count="120" meta:character-count="773"/>
    <meta:user-defined meta:name="Info 1"/>
    <meta:user-defined meta:name="Info 2"/>
    <meta:user-defined meta:name="Info 3"/>
    <meta:user-defined meta:name="Info 4"/>
  </office:meta>
</office:document-meta>
</file>